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center" style:justify-single-word="false"/>
      <style:text-properties officeooo:paragraph-rsid="00081075"/>
    </style:style>
    <style:style style:name="P2" style:family="paragraph" style:parent-style-name="Heading_20_2">
      <style:paragraph-properties fo:text-align="center" style:justify-single-word="false"/>
      <style:text-properties officeooo:paragraph-rsid="00154282"/>
    </style:style>
    <style:style style:name="P3" style:family="paragraph" style:parent-style-name="Text_20_body">
      <style:paragraph-properties fo:text-align="center" style:justify-single-word="false"/>
      <style:text-properties officeooo:paragraph-rsid="00081075"/>
    </style:style>
    <style:style style:name="P4" style:family="paragraph" style:parent-style-name="Text_20_body">
      <style:paragraph-properties fo:text-align="center" style:justify-single-word="false"/>
      <style:text-properties officeooo:paragraph-rsid="00154282"/>
    </style:style>
    <style:style style:name="P5" style:family="paragraph" style:parent-style-name="Text_20_body">
      <style:paragraph-properties fo:text-align="center" style:justify-single-word="false"/>
      <style:text-properties officeooo:paragraph-rsid="005a4041"/>
    </style:style>
    <style:style style:name="P6" style:family="paragraph" style:parent-style-name="Text_20_body">
      <style:paragraph-properties fo:text-align="center" style:justify-single-word="false"/>
      <style:text-properties officeooo:paragraph-rsid="0060c13a"/>
    </style:style>
    <style:style style:name="P7" style:family="paragraph" style:parent-style-name="Text_20_body">
      <style:paragraph-properties fo:text-align="start" style:justify-single-word="false"/>
      <style:text-properties officeooo:paragraph-rsid="000d7e07"/>
    </style:style>
    <style:style style:name="P8" style:family="paragraph" style:parent-style-name="Text_20_body">
      <style:paragraph-properties fo:text-align="start" style:justify-single-word="false"/>
      <style:text-properties officeooo:paragraph-rsid="00154282"/>
    </style:style>
    <style:style style:name="P9" style:family="paragraph" style:parent-style-name="Text_20_body">
      <style:paragraph-properties fo:text-align="start" style:justify-single-word="false"/>
      <style:text-properties officeooo:paragraph-rsid="0016db13"/>
    </style:style>
    <style:style style:name="P10" style:family="paragraph" style:parent-style-name="Text_20_body">
      <style:paragraph-properties fo:text-align="start" style:justify-single-word="false"/>
      <style:text-properties officeooo:paragraph-rsid="0017c7ae"/>
    </style:style>
    <style:style style:name="P11" style:family="paragraph" style:parent-style-name="Text_20_body">
      <style:paragraph-properties fo:text-align="start" style:justify-single-word="false"/>
      <style:text-properties officeooo:paragraph-rsid="001d85bc"/>
    </style:style>
    <style:style style:name="P12" style:family="paragraph" style:parent-style-name="Text_20_body">
      <style:paragraph-properties fo:text-align="start" style:justify-single-word="false"/>
      <style:text-properties officeooo:paragraph-rsid="001ef3b3"/>
    </style:style>
    <style:style style:name="P13" style:family="paragraph" style:parent-style-name="Text_20_body">
      <style:paragraph-properties fo:text-align="start" style:justify-single-word="false"/>
      <style:text-properties officeooo:paragraph-rsid="0020aef4"/>
    </style:style>
    <style:style style:name="P14" style:family="paragraph" style:parent-style-name="Text_20_body">
      <style:paragraph-properties fo:text-align="start" style:justify-single-word="false"/>
      <style:text-properties officeooo:paragraph-rsid="0021bf10"/>
    </style:style>
    <style:style style:name="P15" style:family="paragraph" style:parent-style-name="Text_20_body">
      <style:paragraph-properties fo:text-align="start" style:justify-single-word="false"/>
      <style:text-properties officeooo:paragraph-rsid="002fa079"/>
    </style:style>
    <style:style style:name="P16" style:family="paragraph" style:parent-style-name="Text_20_body">
      <style:paragraph-properties fo:text-align="start" style:justify-single-word="false"/>
      <style:text-properties officeooo:paragraph-rsid="003046fc"/>
    </style:style>
    <style:style style:name="P17" style:family="paragraph" style:parent-style-name="Text_20_body">
      <style:paragraph-properties fo:text-align="start" style:justify-single-word="false"/>
      <style:text-properties officeooo:paragraph-rsid="0033d738"/>
    </style:style>
    <style:style style:name="P18" style:family="paragraph" style:parent-style-name="Text_20_body">
      <style:paragraph-properties fo:text-align="start" style:justify-single-word="false"/>
      <style:text-properties officeooo:paragraph-rsid="00470b2d"/>
    </style:style>
    <style:style style:name="P19" style:family="paragraph" style:parent-style-name="Text_20_body">
      <style:paragraph-properties fo:text-align="start" style:justify-single-word="false"/>
      <style:text-properties officeooo:paragraph-rsid="00568df3"/>
    </style:style>
    <style:style style:name="P20" style:family="paragraph" style:parent-style-name="Text_20_body">
      <style:paragraph-properties fo:text-align="start" style:justify-single-word="false"/>
      <style:text-properties officeooo:paragraph-rsid="0062b775"/>
    </style:style>
    <style:style style:name="P21" style:family="paragraph" style:parent-style-name="Text_20_body">
      <style:paragraph-properties fo:text-align="start" style:justify-single-word="false"/>
      <style:text-properties officeooo:paragraph-rsid="00776df4"/>
    </style:style>
    <style:style style:name="T1" style:family="text">
      <style:text-properties fo:color="#3b160e" style:text-underline-style="solid" style:text-underline-width="auto" style:text-underline-color="font-color"/>
    </style:style>
    <style:style style:name="T2" style:family="text">
      <style:text-properties fo:color="#3b160e" style:text-underline-style="solid" style:text-underline-width="auto" style:text-underline-color="font-color" officeooo:rsid="0009dc5d"/>
    </style:style>
    <style:style style:name="T3" style:family="text">
      <style:text-properties fo:color="#3b160e" style:text-underline-style="solid" style:text-underline-width="auto" style:text-underline-color="font-color" officeooo:rsid="000a3e5d"/>
    </style:style>
    <style:style style:name="T4" style:family="text">
      <style:text-properties fo:color="#3b160e" style:font-name="Liberation Serif" fo:font-size="18pt" style:text-underline-style="solid" style:text-underline-width="auto" style:text-underline-color="font-color" fo:font-weight="bold" officeooo:rsid="0114bee3" style:font-name-asian="Noto Serif CJK SC" style:font-size-asian="18pt" style:font-weight-asian="bold" style:font-name-complex="Lohit Devanagari" style:font-size-complex="18pt" style:font-weight-complex="bold"/>
    </style:style>
    <style:style style:name="T5" style:family="text">
      <style:text-properties fo:color="#3b160e" style:font-name="Liberation Serif" fo:font-size="18pt" style:text-underline-style="solid" style:text-underline-width="auto" style:text-underline-color="font-color" fo:font-weight="bold" officeooo:rsid="0117991e" style:font-name-asian="Noto Serif CJK SC" style:font-size-asian="18pt" style:font-weight-asian="bold" style:font-name-complex="Lohit Devanagari" style:font-size-complex="18pt" style:font-weight-complex="bold"/>
    </style:style>
    <style:style style:name="T6" style:family="text">
      <style:text-properties fo:color="#3b160e" style:font-name="Liberation Serif" fo:font-size="18pt" style:text-underline-style="solid" style:text-underline-width="auto" style:text-underline-color="font-color" fo:font-weight="bold" officeooo:rsid="011c8ebc" style:font-name-asian="Noto Serif CJK SC" style:font-size-asian="18pt" style:font-weight-asian="bold" style:font-name-complex="Lohit Devanagari" style:font-size-complex="18pt" style:font-weight-complex="bold"/>
    </style:style>
    <style:style style:name="T7" style:family="text">
      <style:text-properties fo:color="#2a6099" style:font-name="Liberation Serif" fo:font-size="12pt" style:text-underline-style="none" fo:font-weight="bold" officeooo:rsid="005a4041" style:font-name-asian="Noto Serif CJK SC" style:font-size-asian="12pt" style:font-weight-asian="bold" style:font-name-complex="Lohit Devanagari" style:font-size-complex="12pt" style:font-weight-complex="bold"/>
    </style:style>
    <style:style style:name="T8" style:family="text">
      <style:text-properties fo:color="#000000" fo:font-size="13pt" style:text-underline-style="none" fo:font-weight="bold" officeooo:rsid="000d7e07" fo:background-color="#ffff00" loext:char-shading-value="0" style:font-size-asian="13pt" style:font-weight-asian="bold" style:font-size-complex="13pt" style:font-weight-complex="bold"/>
    </style:style>
    <style:style style:name="T9" style:family="text">
      <style:text-properties fo:color="#000000" fo:font-size="18pt" style:text-underline-style="solid" style:text-underline-width="auto" style:text-underline-color="font-color" fo:font-weight="bold" officeooo:rsid="00154282" fo:background-color="#ffffff" loext:char-shading-value="0" style:font-size-asian="18pt" style:font-weight-asian="bold" style:font-size-complex="18pt" style:font-weight-complex="bold"/>
    </style:style>
    <style:style style:name="T10" style:family="text">
      <style:text-properties fo:color="#000000" fo:font-size="18pt" style:text-underline-style="solid" style:text-underline-width="auto" style:text-underline-color="font-color" fo:font-weight="bold" officeooo:rsid="0033d738" fo:background-color="#ffffff" loext:char-shading-value="0" style:font-size-asian="18pt" style:font-weight-asian="bold" style:font-size-complex="18pt" style:font-weight-complex="bold"/>
    </style:style>
    <style:style style:name="T11" style:family="text">
      <style:text-properties fo:color="#000000" fo:font-size="18pt" style:text-underline-style="solid" style:text-underline-width="auto" style:text-underline-color="font-color" fo:font-weight="bold" officeooo:rsid="0060c13a" fo:background-color="#ffffff" loext:char-shading-value="0" style:font-size-asian="18pt" style:font-weight-asian="bold" style:font-size-complex="18pt" style:font-weight-complex="bold"/>
    </style:style>
    <style:style style:name="T12" style:family="text">
      <style:text-properties fo:color="#000000" fo:font-size="18pt" style:text-underline-style="none" fo:font-weight="bold" officeooo:rsid="0016db13" fo:background-color="#ffffff" loext:char-shading-value="0" style:font-size-asian="18pt" style:font-weight-asian="bold" style:font-size-complex="18pt" style:font-weight-complex="bold"/>
    </style:style>
    <style:style style:name="T13" style:family="text">
      <style:text-properties fo:color="#000000" fo:font-size="18pt" style:text-underline-style="none" fo:font-weight="bold" officeooo:rsid="0017c7ae" fo:background-color="#ffffff" loext:char-shading-value="0" style:font-size-asian="18pt" style:font-weight-asian="bold" style:font-size-complex="18pt" style:font-weight-complex="bold"/>
    </style:style>
    <style:style style:name="T14" style:family="text">
      <style:text-properties fo:color="#000000" fo:font-size="18pt" style:text-underline-style="none" fo:font-weight="bold" officeooo:rsid="001ef3b3" fo:background-color="#ffffff" loext:char-shading-value="0" style:font-size-asian="18pt" style:font-weight-asian="bold" style:font-size-complex="18pt" style:font-weight-complex="bold"/>
    </style:style>
    <style:style style:name="T15" style:family="text">
      <style:text-properties fo:color="#000000" fo:font-size="18pt" style:text-underline-style="none" fo:font-weight="bold" officeooo:rsid="0020aef4" fo:background-color="#ffffff" loext:char-shading-value="0" style:font-size-asian="18pt" style:font-weight-asian="bold" style:font-size-complex="18pt" style:font-weight-complex="bold"/>
    </style:style>
    <style:style style:name="T16" style:family="text">
      <style:text-properties fo:color="#000000" fo:font-size="18pt" style:text-underline-style="none" fo:font-weight="bold" officeooo:rsid="0021bf10" fo:background-color="#ffffff" loext:char-shading-value="0" style:font-size-asian="18pt" style:font-weight-asian="bold" style:font-size-complex="18pt" style:font-weight-complex="bold"/>
    </style:style>
    <style:style style:name="T17" style:family="text">
      <style:text-properties fo:color="#000000" fo:font-size="18pt" style:text-underline-style="none" fo:font-weight="bold" officeooo:rsid="003046fc" fo:background-color="#ffffff" loext:char-shading-value="0" style:font-size-asian="18pt" style:font-weight-asian="bold" style:font-size-complex="18pt" style:font-weight-complex="bold"/>
    </style:style>
    <style:style style:name="T18" style:family="text">
      <style:text-properties fo:color="#000000" fo:font-size="18pt" style:text-underline-style="none" fo:font-weight="bold" officeooo:rsid="0033d738" fo:background-color="#ffffff" loext:char-shading-value="0" style:font-size-asian="18pt" style:font-weight-asian="bold" style:font-size-complex="18pt" style:font-weight-complex="bold"/>
    </style:style>
    <style:style style:name="T19" style:family="text">
      <style:text-properties fo:color="#000000" fo:font-size="18pt" style:text-underline-style="none" fo:font-weight="bold" officeooo:rsid="0040e2d8" fo:background-color="#ffffff" loext:char-shading-value="0" style:font-size-asian="18pt" style:font-weight-asian="bold" style:font-size-complex="18pt" style:font-weight-complex="bold"/>
    </style:style>
    <style:style style:name="T20" style:family="text">
      <style:text-properties fo:color="#000000" fo:font-size="18pt" style:text-underline-style="none" fo:font-weight="bold" officeooo:rsid="00429251" fo:background-color="#ffffff" loext:char-shading-value="0" style:font-size-asian="18pt" style:font-weight-asian="bold" style:font-size-complex="18pt" style:font-weight-complex="bold"/>
    </style:style>
    <style:style style:name="T21" style:family="text">
      <style:text-properties fo:color="#000000" fo:font-size="18pt" style:text-underline-style="none" fo:font-weight="bold" officeooo:rsid="0045557a" fo:background-color="#ffffff" loext:char-shading-value="0" style:font-size-asian="18pt" style:font-weight-asian="bold" style:font-size-complex="18pt" style:font-weight-complex="bold"/>
    </style:style>
    <style:style style:name="T22" style:family="text">
      <style:text-properties fo:color="#000000" fo:font-size="18pt" style:text-underline-style="none" fo:font-weight="bold" officeooo:rsid="004589a4" fo:background-color="#ffffff" loext:char-shading-value="0" style:font-size-asian="18pt" style:font-weight-asian="bold" style:font-size-complex="18pt" style:font-weight-complex="bold"/>
    </style:style>
    <style:style style:name="T23" style:family="text">
      <style:text-properties fo:color="#000000" fo:font-size="18pt" style:text-underline-style="none" fo:font-weight="bold" officeooo:rsid="00568df3" fo:background-color="#ffffff" loext:char-shading-value="0" style:font-size-asian="18pt" style:font-weight-asian="bold" style:font-size-complex="18pt" style:font-weight-complex="bold"/>
    </style:style>
    <style:style style:name="T24" style:family="text">
      <style:text-properties fo:color="#000000" fo:font-size="18pt" style:text-underline-style="none" fo:font-weight="bold" officeooo:rsid="0062b775" fo:background-color="#ffffff" loext:char-shading-value="0" style:font-size-asian="18pt" style:font-weight-asian="bold" style:font-size-complex="18pt" style:font-weight-complex="bold"/>
    </style:style>
    <style:style style:name="T25" style:family="text">
      <style:text-properties fo:color="#000000" fo:font-size="18pt" style:text-underline-style="none" fo:font-weight="bold" officeooo:rsid="0073b96f" fo:background-color="#ffffff" loext:char-shading-value="0" style:font-size-asian="18pt" style:font-weight-asian="bold" style:font-size-complex="18pt" style:font-weight-complex="bold"/>
    </style:style>
    <style:style style:name="T26" style:family="text">
      <style:text-properties fo:color="#000000" fo:font-size="18pt" style:text-underline-style="none" fo:font-weight="bold" officeooo:rsid="0074ffd2" fo:background-color="#ffffff" loext:char-shading-value="0" style:font-size-asian="18pt" style:font-weight-asian="bold" style:font-size-complex="18pt" style:font-weight-complex="bold"/>
    </style:style>
    <style:style style:name="T27" style:family="text">
      <style:text-properties fo:color="#000000" fo:font-size="18pt" style:text-underline-style="none" fo:font-weight="bold" officeooo:rsid="00776df4" fo:background-color="#ffffff" loext:char-shading-value="0" style:font-size-asian="18pt" style:font-weight-asian="bold" style:font-size-complex="18pt" style:font-weight-complex="bold"/>
    </style:style>
    <style:style style:name="T28" style:family="text">
      <style:text-properties fo:color="#000000" fo:font-size="18pt" style:text-underline-style="none" fo:font-weight="bold" officeooo:rsid="00794866" fo:background-color="#ffffff" loext:char-shading-value="0" style:font-size-asian="18pt" style:font-weight-asian="bold" style:font-size-complex="18pt" style:font-weight-complex="bold"/>
    </style:style>
    <style:style style:name="T29" style:family="text">
      <style:text-properties fo:color="#000000" fo:font-size="18pt" style:text-underline-style="none" fo:font-weight="bold" officeooo:rsid="0096cc2e" fo:background-color="#ffffff" loext:char-shading-value="0" style:font-size-asian="18pt" style:font-weight-asian="bold" style:font-size-complex="18pt" style:font-weight-complex="bold"/>
    </style:style>
    <style:style style:name="T30" style:family="text">
      <style:text-properties fo:color="#000000" fo:font-size="18pt" style:text-underline-style="none" fo:font-weight="bold" officeooo:rsid="000d7e07" fo:background-color="#ffff00" loext:char-shading-value="0" style:font-size-asian="18pt" style:font-weight-asian="bold" style:font-size-complex="18pt" style:font-weight-complex="bold"/>
    </style:style>
    <style:style style:name="T31" style:family="text">
      <style:text-properties fo:color="#000000" fo:font-size="18pt" style:text-underline-style="none" fo:font-weight="bold" officeooo:rsid="0010d718" fo:background-color="#ffff00" loext:char-shading-value="0" style:font-size-asian="18pt" style:font-weight-asian="bold" style:font-size-complex="18pt" style:font-weight-complex="bold"/>
    </style:style>
    <style:style style:name="T32" style:family="text">
      <style:text-properties fo:color="#ffff00" fo:font-size="18pt" style:text-underline-style="solid" style:text-underline-width="auto" style:text-underline-color="font-color" fo:font-weight="normal" officeooo:rsid="000d7e07" fo:background-color="#00a933" loext:char-shading-value="0" style:font-size-asian="18pt" style:font-weight-asian="normal" style:font-size-complex="18pt" style:font-weight-complex="normal"/>
    </style:style>
    <style:style style:name="T33" style:family="text">
      <style:text-properties fo:color="#ffff00" fo:font-size="18pt" style:text-underline-style="solid" style:text-underline-width="auto" style:text-underline-color="font-color" fo:font-weight="normal" officeooo:rsid="0009dc5d" fo:background-color="#00a933" loext:char-shading-value="0" style:font-size-asian="18pt" style:font-weight-asian="normal" style:font-size-complex="18pt" style:font-weight-complex="normal"/>
    </style:style>
    <style:style style:name="T34" style:family="text">
      <style:text-properties fo:color="#ffff00" fo:font-size="18pt" style:text-underline-style="solid" style:text-underline-width="auto" style:text-underline-color="font-color" fo:font-weight="normal" officeooo:rsid="000a3e5d" fo:background-color="#00a933" loext:char-shading-value="0" style:font-size-asian="18pt" style:font-weight-asian="normal" style:font-size-complex="18pt" style:font-weight-complex="normal"/>
    </style:style>
    <style:style style:name="T35" style:family="text">
      <style:text-properties fo:color="#ff0000" fo:font-size="18pt" style:text-underline-style="solid" style:text-underline-width="auto" style:text-underline-color="font-color" fo:font-weight="bold" officeooo:rsid="00154282" fo:background-color="#ffffff" loext:char-shading-value="0" style:font-size-asian="18pt" style:font-weight-asian="bold" style:font-size-complex="18pt" style:font-weight-complex="bold"/>
    </style:style>
    <style:style style:name="T36" style:family="text">
      <style:text-properties fo:color="#ff0000" fo:font-size="18pt" style:text-underline-style="solid" style:text-underline-width="auto" style:text-underline-color="font-color" fo:font-weight="bold" officeooo:rsid="001d85bc" fo:background-color="#ffffff" loext:char-shading-value="0" style:font-size-asian="18pt" style:font-weight-asian="bold" style:font-size-complex="18pt" style:font-weight-complex="bold"/>
    </style:style>
    <style:style style:name="T37" style:family="text">
      <style:text-properties fo:color="#ff0000" fo:font-size="18pt" style:text-underline-style="solid" style:text-underline-width="auto" style:text-underline-color="font-color" fo:font-weight="bold" officeooo:rsid="002fa079" fo:background-color="#ffffff" loext:char-shading-value="0" style:font-size-asian="18pt" style:font-weight-asian="bold" style:font-size-complex="18pt" style:font-weight-complex="bold"/>
    </style:style>
    <style:style style:name="T38" style:family="text">
      <style:text-properties fo:color="#ff0000" fo:font-size="18pt" style:text-underline-style="solid" style:text-underline-width="auto" style:text-underline-color="font-color" fo:font-weight="bold" officeooo:rsid="0062b775" fo:background-color="#ffffff" loext:char-shading-value="0" style:font-size-asian="18pt" style:font-weight-asian="bold" style:font-size-complex="18pt" style:font-weight-complex="bold"/>
    </style:style>
    <style:style style:name="T39" style:family="text">
      <style:text-properties fo:color="#ff0000" fo:font-size="18pt" style:text-underline-style="none" fo:font-weight="bold" officeooo:rsid="00470b2d" fo:background-color="#ffffff" loext:char-shading-value="0" style:font-size-asian="18pt" style:font-weight-asian="bold" style:font-size-complex="18pt" style:font-weight-complex="bold"/>
    </style:style>
    <style:style style:name="T40" style:family="text">
      <style:text-properties fo:color="#ff0000" fo:font-size="18pt" style:text-underline-style="none" fo:font-weight="bold" officeooo:rsid="0048c297" fo:background-color="#ffffff" loext:char-shading-value="0" style:font-size-asian="18pt" style:font-weight-asian="bold" style:font-size-complex="18pt" style:font-weight-complex="bold"/>
    </style:style>
    <style:style style:name="T41" style:family="text">
      <style:text-properties fo:color="#ff0000" fo:font-size="18pt" style:text-underline-style="none" fo:font-weight="bold" officeooo:rsid="0016db13" fo:background-color="#ffffff" loext:char-shading-value="0" style:font-size-asian="18pt" style:font-weight-asian="bold" style:font-size-complex="18pt" style:font-weight-complex="bold"/>
    </style:style>
    <style:style style:name="T42" style:family="text">
      <style:text-properties fo:color="#ff0000" fo:font-size="18pt" style:text-underline-style="none" fo:font-weight="bold" officeooo:rsid="00442084" fo:background-color="#ffffff" loext:char-shading-value="0" style:font-size-asian="18pt" style:font-weight-asian="bold" style:font-size-complex="18pt" style:font-weight-complex="bold"/>
    </style:style>
    <style:style style:name="T43" style:family="text">
      <style:text-properties fo:color="#ff0000" fo:font-size="18pt" style:text-underline-style="none" fo:font-weight="bold" officeooo:rsid="0017c7ae" fo:background-color="#ffffff" loext:char-shading-value="0" style:font-size-asian="18pt" style:font-weight-asian="bold" style:font-size-complex="18pt" style:font-weight-complex="bold"/>
    </style:style>
    <style:style style:name="T44" style:family="text">
      <style:text-properties fo:color="#ff0000" fo:font-size="18pt" style:text-underline-style="none" fo:font-weight="bold" officeooo:rsid="001ef3b3" fo:background-color="#ffffff" loext:char-shading-value="0" style:font-size-asian="18pt" style:font-weight-asian="bold" style:font-size-complex="18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ext:span text:style-name="T4">HOST: KIRUMIRA ISAAC</text:span></text:span></text:p>
      <text:p text:style-name="P3"><text:span text:style-name="Strong_20_Emphasis"><text:span text:style-name="T4">EMAIL:</text:span></text:span><text:a xlink:type="simple" xlink:href="mailto:kirumiraisaacsoft@gmail.com" text:style-name="Internet_20_link" text:visited-style-name="Visited_20_Internet_20_Link"><text:span text:style-name="Strong_20_Emphasis">kirumiraisaacsoft@gmail.com</text:span></text:a></text:p>
      <text:p text:style-name="P3"><text:span text:style-name="Strong_20_Emphasis"><text:span text:style-name="T5">CONTACT:+256759939936</text:span></text:span></text:p>
      <text:p text:style-name="P3"><text:span text:style-name="Strong_20_Emphasis"><text:span text:style-name="T6">YOUTUBE CHANNEL:freeeasyprogramming</text:span></text:span></text:p>
      <text:p text:style-name="P3"><text:span text:style-name="Strong_20_Emphasis"><text:span text:style-name="T6">YOUTUBE PLAY LIST LINK:</text:span></text:span></text:p>
      <text:p text:style-name="P5"><text:span text:style-name="Strong_20_Emphasis"><text:span text:style-name="T7">https://youtube.com/playlist?list=PLDOYLawKMlBip6LPPogiebmu6x7JICS2l</text:span></text:span></text:p>
      <text:h text:style-name="P1" text:outline-level="2"><text:span text:style-name="Strong_20_Emphasis"><text:span text:style-name="T1">* </text:span></text:span><text:span text:style-name="Strong_20_Emphasis"><text:span text:style-name="T2">INTRO</text:span></text:span><text:span text:style-name="Strong_20_Emphasis"><text:span text:style-name="T3">DUCTION </text:span></text:span><text:span text:style-name="Strong_20_Emphasis"><text:span text:style-name="T2">TO THE SERIES</text:span></text:span></text:h>
      <text:p text:style-name="P3"><text:span text:style-name="Strong_20_Emphasis"><text:span text:style-name="T2"/></text:span></text:p>
      <text:p text:style-name="P7"><text:span text:style-name="Strong_20_Emphasis"><text:span text:style-name="T30">Note: These series are not to make you go out their hacking into peoples devices because its not legal and once you do it, you will be doing it on your own risk and you will face all the legal results out of it, you must know that you may die in jail for such activities and my goal here is to tell you how black heart hackers go into peoples system and </text:span></text:span><text:span text:style-name="Strong_20_Emphasis"><text:span text:style-name="T31">I will </text:span></text:span><text:span text:style-name="Strong_20_Emphasis"><text:span text:style-name="T30">recommend security measures people can take to avoid such people breaking into their systems.</text:span></text:span></text:p>
      <text:p text:style-name="P7"><text:span text:style-name="Strong_20_Emphasis"><text:span text:style-name="T8"/></text:span></text:p>
      <text:h text:style-name="P2" text:outline-level="2"><text:span text:style-name="Strong_20_Emphasis"><text:span text:style-name="T32">* </text:span></text:span><text:span text:style-name="Strong_20_Emphasis"><text:span text:style-name="T33">INTRO</text:span></text:span><text:span text:style-name="Strong_20_Emphasis"><text:span text:style-name="T34">DUCTION </text:span></text:span><text:span text:style-name="Strong_20_Emphasis"><text:span text:style-name="T33">TO THE SERIES</text:span></text:span></text:h>
      <text:p text:style-name="P4"><text:span text:style-name="Strong_20_Emphasis"><text:span text:style-name="T33"/></text:span></text:p>
      <text:p text:style-name="P8"><text:span text:style-name="Strong_20_Emphasis"><text:span text:style-name="T35">1. KEY LOGGERS</text:span></text:span></text:p>
      <text:p text:style-name="P9"><text:span text:style-name="Strong_20_Emphasis"><text:span text:style-name="T12">I Will show you how to build a key logger from scratch using python programming language and I will show you how hackers can use such a program to hack into your windows <text:s/>or Linux system to steal your information.</text:span></text:span></text:p>
      <text:p text:style-name="P9"><text:span text:style-name="Strong_20_Emphasis"><text:span text:style-name="T41">A key logger is a program <text:s/>which when installed on your computer it will record all the keys you press on your keyboard and send then to the attacker's email address <text:s/>to </text:span></text:span><text:soft-page-break/><text:span text:style-name="Strong_20_Emphasis"><text:span text:style-name="T41">analyze, it can st</text:span></text:span><text:span text:style-name="Strong_20_Emphasis"><text:span text:style-name="T42">ea</text:span></text:span><text:span text:style-name="Strong_20_Emphasis"><text:span text:style-name="T41">l your login credentials and give the hacker access to your personal accounts.</text:span></text:span></text:p>
      <text:p text:style-name="P10"><text:span text:style-name="Strong_20_Emphasis"><text:span text:style-name="T43">A key logger runs in the background of a target machine and it starts with system boot.</text:span></text:span></text:p>
      <text:p text:style-name="P10"><text:span text:style-name="Strong_20_Emphasis"><text:span text:style-name="T13"/></text:span></text:p>
      <text:p text:style-name="P11"><text:span text:style-name="Strong_20_Emphasis"><text:span text:style-name="T36">2</text:span></text:span><text:span text:style-name="Strong_20_Emphasis"><text:span text:style-name="T35">. </text:span></text:span><text:span text:style-name="Strong_20_Emphasis"><text:span text:style-name="T36">BACK DOORS</text:span></text:span></text:p>
      <text:p text:style-name="P12"><text:span text:style-name="Strong_20_Emphasis"><text:span text:style-name="T44">A backdoor is a program that when executed on a target computer it gives a hackers access to that computer or any other target device such as a mobile phone and now the hacker has full control over the hacked device.</text:span></text:span></text:p>
      <text:p text:style-name="P12"><text:span text:style-name="Strong_20_Emphasis"><text:span text:style-name="T14">If its a mobile phone a hacker can go ahead and send messages to people in your contact list with out your notice and those people will know that its you sending them such messages.</text:span></text:span></text:p>
      <text:p text:style-name="P12"><text:span text:style-name="Strong_20_Emphasis"><text:span text:style-name="T14">Note: Most back doors are detected by antivirus programs, I will show you how hackers create undetectable back doors that can bypass antivirus programs including windows defender which comes with windows and I will show you how to avoid such attacks.</text:span></text:span></text:p>
      <text:p text:style-name="P12"><text:span text:style-name="Strong_20_Emphasis"><text:span text:style-name="T14">We shall be using tools such as Venom, Fat rat, Veil E version, Termux , </text:span></text:span><text:span text:style-name="Strong_20_Emphasis"><text:span text:style-name="T21">Metasploit </text:span></text:span><text:span text:style-name="Strong_20_Emphasis"><text:span text:style-name="T14">to create such back door</text:span></text:span><text:span text:style-name="Strong_20_Emphasis"><text:span text:style-name="T22">s</text:span></text:span><text:span text:style-name="Strong_20_Emphasis"><text:span text:style-name="T14">.</text:span></text:span></text:p>
      <text:p text:style-name="P12"><text:span text:style-name="Strong_20_Emphasis"><text:span text:style-name="T14"/></text:span></text:p>
      <text:p text:style-name="P13"><text:span text:style-name="Strong_20_Emphasis"><text:span text:style-name="T15">Note: I will show you how a hacker can get a real app on market and inject a backdoor into that app and send it to you via the methods of social engineering we shall cover and once you install that app the hacker has got complete control over your device.</text:span></text:span></text:p>
      <text:p text:style-name="P13"><text:span text:style-name="Strong_20_Emphasis"><text:span text:style-name="T15"/></text:span></text:p>
      <text:p text:style-name="P14"><text:soft-page-break/><text:span text:style-name="Strong_20_Emphasis"><text:span text:style-name="T15">Note: I will show you how a hacker can get a </text:span></text:span><text:span text:style-name="Strong_20_Emphasis"><text:span text:style-name="T16">PDF document or an image file </text:span></text:span><text:span text:style-name="Strong_20_Emphasis"><text:span text:style-name="T15">and inject a backdoor into that </text:span></text:span><text:span text:style-name="Strong_20_Emphasis"><text:span text:style-name="T16">file</text:span></text:span><text:span text:style-name="Strong_20_Emphasis"><text:span text:style-name="T15"> and send it to you via </text:span></text:span><text:span text:style-name="Strong_20_Emphasis"><text:span text:style-name="T16">a link </text:span></text:span><text:span text:style-name="Strong_20_Emphasis"><text:span text:style-name="T15">and once you </text:span></text:span><text:span text:style-name="Strong_20_Emphasis"><text:span text:style-name="T16">click on that file</text:span></text:span><text:span text:style-name="Strong_20_Emphasis"><text:span text:style-name="T15"> the hacker has got complete control over your device </text:span></text:span><text:span text:style-name="Strong_20_Emphasis"><text:span text:style-name="T16">with out you knowing</text:span></text:span><text:span text:style-name="Strong_20_Emphasis"><text:span text:style-name="T15">.</text:span></text:span></text:p>
      <text:p text:style-name="P14"><text:span text:style-name="Strong_20_Emphasis"><text:span text:style-name="T15"/></text:span></text:p>
      <text:p text:style-name="P15"><text:span text:style-name="Strong_20_Emphasis"><text:span text:style-name="T9">3. </text:span></text:span><text:span text:style-name="Strong_20_Emphasis"><text:span text:style-name="T37">SPY WARE APPS</text:span></text:span></text:p>
      <text:p text:style-name="P18"><text:span text:style-name="Strong_20_Emphasis"><text:span text:style-name="T39">A spyware <text:s/></text:span></text:span><text:span text:style-name="Strong_20_Emphasis"><text:span text:style-name="T40">is a software program that allows a hacker to obtain information about a target device.</text:span></text:span></text:p>
      <text:p text:style-name="P16"><text:span text:style-name="Strong_20_Emphasis"><text:span text:style-name="T15">Note: I will </text:span></text:span><text:span text:style-name="Strong_20_Emphasis"><text:span text:style-name="T17">build a spy ware app in android that when installed on an android phone it will forward all text messages as they pop into that phone to a mobile phone of the hacker and I will explain what you should do in </text:span></text:span><text:span text:style-name="Strong_20_Emphasis"><text:span text:style-name="T19">order</text:span></text:span><text:span text:style-name="Strong_20_Emphasis"><text:span text:style-name="T17"> to avoid such attack</text:span></text:span><text:span text:style-name="Strong_20_Emphasis"><text:span text:style-name="T20">s</text:span></text:span><text:span text:style-name="Strong_20_Emphasis"><text:span text:style-name="T17"> cause through that attack your opt bank messages can be rooted to the hackers phone and you may end up losing money from your back account</text:span></text:span></text:p>
      <text:p text:style-name="P17"><text:span text:style-name="Strong_20_Emphasis"><text:span text:style-name="T10">NOTE:</text:span></text:span></text:p>
      <text:p text:style-name="P17"><text:span text:style-name="Strong_20_Emphasis"><text:span text:style-name="T17"><text:s/></text:span></text:span><text:span text:style-name="Strong_20_Emphasis"><text:span text:style-name="T18">I will be showing you how to make persistent <text:s/>backdoor.</text:span></text:span></text:p>
      <text:p text:style-name="P17"><text:span text:style-name="Strong_20_Emphasis"><text:span text:style-name="T18"><text:s/>I will be uploading these Hacking videos every Monday.</text:span></text:span></text:p>
      <text:p text:style-name="P19"><text:span text:style-name="Strong_20_Emphasis"><text:span text:style-name="T23">Please click on the subscribe button and don't forget to like in order to enable me to bring more cool staff. </text:span></text:span></text:p>
      <text:p text:style-name="P6"><text:span text:style-name="Strong_20_Emphasis"><text:span text:style-name="T11">4</text:span></text:span><text:span text:style-name="Strong_20_Emphasis"><text:span text:style-name="T9">. </text:span></text:span><text:span text:style-name="Strong_20_Emphasis"><text:span text:style-name="T38">HOW HACKERS INTERCEPT TRAFFIC FROM MOBILE DEVICES</text:span></text:span></text:p>
      <text:p text:style-name="P20"><text:span text:style-name="Strong_20_Emphasis"><text:span text:style-name="T24">I will show how how a hacker can intercept traffic from mobile devi</text:span></text:span><text:span text:style-name="Strong_20_Emphasis"><text:span text:style-name="T29">c</text:span></text:span><text:span text:style-name="Strong_20_Emphasis"><text:span text:style-name="T24">es and websites as we</text:span></text:span><text:span text:style-name="Strong_20_Emphasis"><text:span text:style-name="T25">ll</text:span></text:span><text:span text:style-name="Strong_20_Emphasis"><text:span text:style-name="T24"> as private APIS, to gain access to other peoples information.</text:span></text:span></text:p>
      <text:p text:style-name="P20"><text:span text:style-name="Strong_20_Emphasis"><text:span text:style-name="T24">For this we shall use tools such as Burp suite ,Fidera Every <text:s/>Where and wire </text:span></text:span><text:span text:style-name="Strong_20_Emphasis"><text:span text:style-name="T26">s</text:span></text:span><text:span text:style-name="Strong_20_Emphasis"><text:span text:style-name="T24">hark.</text:span></text:span></text:p>
      <text:p text:style-name="P21"><text:soft-page-break/><text:span text:style-name="Strong_20_Emphasis"><text:span text:style-name="T27">Note: I will be providing you all the code</text:span></text:span><text:span text:style-name="Strong_20_Emphasis"><text:span text:style-name="T28">s</text:span></text:span><text:span text:style-name="Strong_20_Emphasis"><text:span text:style-name="T27"> and commands we shall be using in this text document at the end of every tutorial <text:s text:c="2"/>in the description section.</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01T17:38:33.014025491</meta:creation-date>
    <dc:date>2021-09-02T01:06:34.306517015</dc:date>
    <meta:editing-duration>PT1H23M45S</meta:editing-duration>
    <meta:editing-cycles>41</meta:editing-cycles>
    <meta:generator>LibreOffice/6.4.7.2$Linux_X86_64 LibreOffice_project/40$Build-2</meta:generator>
    <meta:document-statistic meta:table-count="0" meta:image-count="0" meta:object-count="0" meta:page-count="4" meta:paragraph-count="31" meta:word-count="681" meta:character-count="3734" meta:non-whitespace-character-count="3073"/>
  </office:meta>
</office:document-meta>
</file>